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e(w+)</text:p>
          </table:table-cell>
          <table:table-cell office:value-type="string" calcext:value-type="string">
            <text:p>Im(w+)</text:p>
          </table:table-cell>
          <table:table-cell office:value-type="string" calcext:value-type="string">
            <text:p>Re(w-)</text:p>
          </table:table-cell>
          <table:table-cell office:value-type="string" calcext:value-type="string">
            <text:p>Im(w-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438986" calcext:value-type="float">
            <text:p>0.438986</text:p>
          </table:table-cell>
          <table:table-cell office:value-type="float" office:value="0.375" calcext:value-type="float">
            <text:p>0.375</text:p>
          </table:table-cell>
          <table:table-cell office:value-type="float" office:value="-0.438986" calcext:value-type="float">
            <text:p>-0.4389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80595" calcext:value-type="float">
            <text:p>0.380595</text:p>
          </table:table-cell>
          <table:table-cell office:value-type="float" office:value="-0.390489" calcext:value-type="float">
            <text:p>-0.390489</text:p>
          </table:table-cell>
          <table:table-cell office:value-type="float" office:value="0.360172" calcext:value-type="float">
            <text:p>0.360172</text:p>
          </table:table-cell>
          <table:table-cell office:value-type="float" office:value="0.507815" calcext:value-type="float">
            <text:p>0.5078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381975" calcext:value-type="float">
            <text:p>0.381975</text:p>
          </table:table-cell>
          <table:table-cell office:value-type="float" office:value="-0.361835" calcext:value-type="float">
            <text:p>-0.361835</text:p>
          </table:table-cell>
          <table:table-cell office:value-type="float" office:value="0.331317" calcext:value-type="float">
            <text:p>0.331317</text:p>
          </table:table-cell>
          <table:table-cell office:value-type="float" office:value="0.593597" calcext:value-type="float">
            <text:p>0.5935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82646" calcext:value-type="float">
            <text:p>0.382646</text:p>
          </table:table-cell>
          <table:table-cell office:value-type="float" office:value="-0.349785" calcext:value-type="float">
            <text:p>-0.349785</text:p>
          </table:table-cell>
          <table:table-cell office:value-type="float" office:value="0.285609" calcext:value-type="float">
            <text:p>0.285609</text:p>
          </table:table-cell>
          <table:table-cell office:value-type="float" office:value="0.690277" calcext:value-type="float">
            <text:p>0.6902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384344" calcext:value-type="float">
            <text:p>0.384344</text:p>
          </table:table-cell>
          <table:table-cell office:value-type="float" office:value="-0.350429" calcext:value-type="float">
            <text:p>-0.350429</text:p>
          </table:table-cell>
          <table:table-cell office:value-type="float" office:value="0.222419" calcext:value-type="float">
            <text:p>0.222419</text:p>
          </table:table-cell>
          <table:table-cell office:value-type="float" office:value="0.791268" calcext:value-type="float">
            <text:p>0.79126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87718" calcext:value-type="float">
            <text:p>0.387718</text:p>
          </table:table-cell>
          <table:table-cell office:value-type="float" office:value="-0.360434" calcext:value-type="float">
            <text:p>-0.360434</text:p>
          </table:table-cell>
          <table:table-cell office:value-type="float" office:value="0.142613" calcext:value-type="float">
            <text:p>0.142613</text:p>
          </table:table-cell>
          <table:table-cell office:value-type="float" office:value="0.890764" calcext:value-type="float">
            <text:p>0.89076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92953" calcext:value-type="float">
            <text:p>0.392953</text:p>
          </table:table-cell>
          <table:table-cell office:value-type="float" office:value="-0.377339" calcext:value-type="float">
            <text:p>-0.377339</text:p>
          </table:table-cell>
          <table:table-cell office:value-type="float" office:value="0.0478859" calcext:value-type="float">
            <text:p>0.0478859</text:p>
          </table:table-cell>
          <table:table-cell office:value-type="float" office:value="0.984101" calcext:value-type="float">
            <text:p>0.98410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400101" calcext:value-type="float">
            <text:p>0.400101</text:p>
          </table:table-cell>
          <table:table-cell office:value-type="float" office:value="-0.399433" calcext:value-type="float">
            <text:p>-0.399433</text:p>
          </table:table-cell>
          <table:table-cell office:value-type="float" office:value="-0.0596084" calcext:value-type="float">
            <text:p>-0.059608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409207" calcext:value-type="float">
            <text:p>0.409207</text:p>
          </table:table-cell>
          <table:table-cell office:value-type="float" office:value="-0.42555" calcext:value-type="float">
            <text:p>-0.42555</text:p>
          </table:table-cell>
          <table:table-cell office:value-type="float" office:value="-0.177444" calcext:value-type="float">
            <text:p>-0.177444</text:p>
          </table:table-cell>
          <table:table-cell office:value-type="float" office:value="1.13884" calcext:value-type="float">
            <text:p>1.1388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20349" calcext:value-type="float">
            <text:p>0.420349</text:p>
          </table:table-cell>
          <table:table-cell office:value-type="float" office:value="-0.454893" calcext:value-type="float">
            <text:p>-0.454893</text:p>
          </table:table-cell>
          <table:table-cell office:value-type="float" office:value="-0.303023" calcext:value-type="float">
            <text:p>-0.303023</text:p>
          </table:table-cell>
          <table:table-cell office:value-type="float" office:value="1.19566" calcext:value-type="float">
            <text:p>1.1956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433655" calcext:value-type="float">
            <text:p>0.433655</text:p>
          </table:table-cell>
          <table:table-cell office:value-type="float" office:value="-0.486914" calcext:value-type="float">
            <text:p>-0.486914</text:p>
          </table:table-cell>
          <table:table-cell office:value-type="float" office:value="-0.433655" calcext:value-type="float">
            <text:p>-0.433655</text:p>
          </table:table-cell>
          <table:table-cell office:value-type="float" office:value="1.23691" calcext:value-type="float">
            <text:p>1.2369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449303" calcext:value-type="float">
            <text:p>0.449303</text:p>
          </table:table-cell>
          <table:table-cell office:value-type="float" office:value="-0.521221" calcext:value-type="float">
            <text:p>-0.521221</text:p>
          </table:table-cell>
          <table:table-cell office:value-type="float" office:value="-0.566629" calcext:value-type="float">
            <text:p>-0.566629</text:p>
          </table:table-cell>
          <table:table-cell office:value-type="float" office:value="1.26199" calcext:value-type="float">
            <text:p>1.2619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467519" calcext:value-type="float">
            <text:p>0.467519</text:p>
          </table:table-cell>
          <table:table-cell office:value-type="float" office:value="-0.557523" calcext:value-type="float">
            <text:p>-0.557523</text:p>
          </table:table-cell>
          <table:table-cell office:value-type="float" office:value="-0.699282" calcext:value-type="float">
            <text:p>-0.699282</text:p>
          </table:table-cell>
          <table:table-cell office:value-type="float" office:value="1.27082" calcext:value-type="float">
            <text:p>1.2708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488582" calcext:value-type="float">
            <text:p>0.488582</text:p>
          </table:table-cell>
          <table:table-cell office:value-type="float" office:value="-0.595587" calcext:value-type="float">
            <text:p>-0.595587</text:p>
          </table:table-cell>
          <table:table-cell office:value-type="float" office:value="-0.829074" calcext:value-type="float">
            <text:p>-0.829074</text:p>
          </table:table-cell>
          <table:table-cell office:value-type="float" office:value="1.26384" calcext:value-type="float">
            <text:p>1.2638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512821" calcext:value-type="float">
            <text:p>0.512821</text:p>
          </table:table-cell>
          <table:table-cell office:value-type="float" office:value="-0.6352" calcext:value-type="float">
            <text:p>-0.6352</text:p>
          </table:table-cell>
          <table:table-cell office:value-type="float" office:value="-0.95366" calcext:value-type="float">
            <text:p>-0.95366</text:p>
          </table:table-cell>
          <table:table-cell office:value-type="float" office:value="1.24196" calcext:value-type="float">
            <text:p>1.2419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540619" calcext:value-type="float">
            <text:p>0.540619</text:p>
          </table:table-cell>
          <table:table-cell office:value-type="float" office:value="-0.676142" calcext:value-type="float">
            <text:p>-0.676142</text:p>
          </table:table-cell>
          <table:table-cell office:value-type="float" office:value="-1.07095" calcext:value-type="float">
            <text:p>-1.07095</text:p>
          </table:table-cell>
          <table:table-cell office:value-type="float" office:value="1.20647" calcext:value-type="float">
            <text:p>1.2064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572409" calcext:value-type="float">
            <text:p>0.572409</text:p>
          </table:table-cell>
          <table:table-cell office:value-type="float" office:value="-0.71816" calcext:value-type="float">
            <text:p>-0.71816</text:p>
          </table:table-cell>
          <table:table-cell office:value-type="float" office:value="-1.17917" calcext:value-type="float">
            <text:p>-1.17917</text:p>
          </table:table-cell>
          <table:table-cell office:value-type="float" office:value="1.159" calcext:value-type="float">
            <text:p>1.15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608673" calcext:value-type="float">
            <text:p>0.608673</text:p>
          </table:table-cell>
          <table:table-cell office:value-type="float" office:value="-0.760941" calcext:value-type="float">
            <text:p>-0.760941</text:p>
          </table:table-cell>
          <table:table-cell office:value-type="float" office:value="-1.27693" calcext:value-type="float">
            <text:p>-1.27693</text:p>
          </table:table-cell>
          <table:table-cell office:value-type="float" office:value="1.10143" calcext:value-type="float">
            <text:p>1.1014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649929" calcext:value-type="float">
            <text:p>0.649929</text:p>
          </table:table-cell>
          <table:table-cell office:value-type="float" office:value="-0.804081" calcext:value-type="float">
            <text:p>-0.804081</text:p>
          </table:table-cell>
          <table:table-cell office:value-type="float" office:value="-1.36322" calcext:value-type="float">
            <text:p>-1.36322</text:p>
          </table:table-cell>
          <table:table-cell office:value-type="float" office:value="1.03584" calcext:value-type="float">
            <text:p>1.0358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696718" calcext:value-type="float">
            <text:p>0.696718</text:p>
          </table:table-cell>
          <table:table-cell office:value-type="float" office:value="-0.847063" calcext:value-type="float">
            <text:p>-0.847063</text:p>
          </table:table-cell>
          <table:table-cell office:value-type="float" office:value="-1.43748" calcext:value-type="float">
            <text:p>-1.43748</text:p>
          </table:table-cell>
          <table:table-cell office:value-type="float" office:value="0.964388" calcext:value-type="float">
            <text:p>0.96438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749578" calcext:value-type="float">
            <text:p>0.749578</text:p>
          </table:table-cell>
          <table:table-cell office:value-type="float" office:value="-0.889223" calcext:value-type="float">
            <text:p>-0.889223</text:p>
          </table:table-cell>
          <table:table-cell office:value-type="float" office:value="-1.49958" calcext:value-type="float">
            <text:p>-1.49958</text:p>
          </table:table-cell>
          <table:table-cell office:value-type="float" office:value="0.889223" calcext:value-type="float">
            <text:p>0.88922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809009" calcext:value-type="float">
            <text:p>0.809009</text:p>
          </table:table-cell>
          <table:table-cell office:value-type="float" office:value="-0.929734" calcext:value-type="float">
            <text:p>-0.929734</text:p>
          </table:table-cell>
          <table:table-cell office:value-type="float" office:value="-1.54978" calcext:value-type="float">
            <text:p>-1.54978</text:p>
          </table:table-cell>
          <table:table-cell office:value-type="float" office:value="0.812408" calcext:value-type="float">
            <text:p>0.81240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875427" calcext:value-type="float">
            <text:p>0.875427</text:p>
          </table:table-cell>
          <table:table-cell office:value-type="float" office:value="-0.967588" calcext:value-type="float">
            <text:p>-0.967588</text:p>
          </table:table-cell>
          <table:table-cell office:value-type="float" office:value="-1.58872" calcext:value-type="float">
            <text:p>-1.58872</text:p>
          </table:table-cell>
          <table:table-cell office:value-type="float" office:value="0.735826" calcext:value-type="float">
            <text:p>0.73582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949106" calcext:value-type="float">
            <text:p>0.949106</text:p>
          </table:table-cell>
          <table:table-cell office:value-type="float" office:value="-1.0016" calcext:value-type="float">
            <text:p>-1.0016</text:p>
          </table:table-cell>
          <table:table-cell office:value-type="float" office:value="-1.61736" calcext:value-type="float">
            <text:p>-1.61736</text:p>
          </table:table-cell>
          <table:table-cell office:value-type="float" office:value="0.661104" calcext:value-type="float">
            <text:p>0.66110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.03012" calcext:value-type="float">
            <text:p>1.03012</text:p>
          </table:table-cell>
          <table:table-cell office:value-type="float" office:value="-1.0304" calcext:value-type="float">
            <text:p>-1.0304</text:p>
          </table:table-cell>
          <table:table-cell office:value-type="float" office:value="-1.63688" calcext:value-type="float">
            <text:p>-1.63688</text:p>
          </table:table-cell>
          <table:table-cell office:value-type="float" office:value="0.589565" calcext:value-type="float">
            <text:p>0.58956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.11827" calcext:value-type="float">
            <text:p>1.11827</text:p>
          </table:table-cell>
          <table:table-cell office:value-type="float" office:value="-1.05253" calcext:value-type="float">
            <text:p>-1.05253</text:p>
          </table:table-cell>
          <table:table-cell office:value-type="float" office:value="-1.6486" calcext:value-type="float">
            <text:p>-1.6486</text:p>
          </table:table-cell>
          <table:table-cell office:value-type="float" office:value="0.522198" calcext:value-type="float">
            <text:p>0.52219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.21307" calcext:value-type="float">
            <text:p>1.21307</text:p>
          </table:table-cell>
          <table:table-cell office:value-type="float" office:value="-1.06642" calcext:value-type="float">
            <text:p>-1.06642</text:p>
          </table:table-cell>
          <table:table-cell office:value-type="float" office:value="-1.65391" calcext:value-type="float">
            <text:p>-1.65391</text:p>
          </table:table-cell>
          <table:table-cell office:value-type="float" office:value="0.459657" calcext:value-type="float">
            <text:p>0.45965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.31366" calcext:value-type="float">
            <text:p>1.31366</text:p>
          </table:table-cell>
          <table:table-cell office:value-type="float" office:value="-1.07053" calcext:value-type="float">
            <text:p>-1.07053</text:p>
          </table:table-cell>
          <table:table-cell office:value-type="float" office:value="-1.65415" calcext:value-type="float">
            <text:p>-1.65415</text:p>
          </table:table-cell>
          <table:table-cell office:value-type="float" office:value="0.40228" calcext:value-type="float">
            <text:p>0.4022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.41883" calcext:value-type="float">
            <text:p>1.41883</text:p>
          </table:table-cell>
          <table:table-cell office:value-type="float" office:value="-1.06343" calcext:value-type="float">
            <text:p>-1.06343</text:p>
          </table:table-cell>
          <table:table-cell office:value-type="float" office:value="-1.65059" calcext:value-type="float">
            <text:p>-1.65059</text:p>
          </table:table-cell>
          <table:table-cell office:value-type="float" office:value="0.350137" calcext:value-type="float">
            <text:p>0.35013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.52703" calcext:value-type="float">
            <text:p>1.52703</text:p>
          </table:table-cell>
          <table:table-cell office:value-type="float" office:value="-1.04385" calcext:value-type="float">
            <text:p>-1.04385</text:p>
          </table:table-cell>
          <table:table-cell office:value-type="float" office:value="-1.64435" calcext:value-type="float">
            <text:p>-1.64435</text:p>
          </table:table-cell>
          <table:table-cell office:value-type="float" office:value="0.303082" calcext:value-type="float">
            <text:p>0.30308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.63641" calcext:value-type="float">
            <text:p>1.63641</text:p>
          </table:table-cell>
          <table:table-cell office:value-type="float" office:value="-1.01081" calcext:value-type="float">
            <text:p>-1.01081</text:p>
          </table:table-cell>
          <table:table-cell office:value-type="float" office:value="-1.63641" calcext:value-type="float">
            <text:p>-1.63641</text:p>
          </table:table-cell>
          <table:table-cell office:value-type="float" office:value="0.260806" calcext:value-type="float">
            <text:p>0.26080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.74488" calcext:value-type="float">
            <text:p>1.74488</text:p>
          </table:table-cell>
          <table:table-cell office:value-type="float" office:value="-0.963665" calcext:value-type="float">
            <text:p>-0.963665</text:p>
          </table:table-cell>
          <table:table-cell office:value-type="float" office:value="-1.62756" calcext:value-type="float">
            <text:p>-1.62756</text:p>
          </table:table-cell>
          <table:table-cell office:value-type="float" office:value="0.222899" calcext:value-type="float">
            <text:p>0.22289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.85021" calcext:value-type="float">
            <text:p>1.85021</text:p>
          </table:table-cell>
          <table:table-cell office:value-type="float" office:value="-0.90218" calcext:value-type="float">
            <text:p>-0.90218</text:p>
          </table:table-cell>
          <table:table-cell office:value-type="float" office:value="-1.61844" calcext:value-type="float">
            <text:p>-1.61844</text:p>
          </table:table-cell>
          <table:table-cell office:value-type="float" office:value="0.188887" calcext:value-type="float">
            <text:p>0.18888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.95006" calcext:value-type="float">
            <text:p>1.95006</text:p>
          </table:table-cell>
          <table:table-cell office:value-type="float" office:value="-0.826529" calcext:value-type="float">
            <text:p>-0.826529</text:p>
          </table:table-cell>
          <table:table-cell office:value-type="float" office:value="-1.60957" calcext:value-type="float">
            <text:p>-1.60957</text:p>
          </table:table-cell>
          <table:table-cell office:value-type="float" office:value="0.158275" calcext:value-type="float">
            <text:p>0.15827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.04216" calcext:value-type="float">
            <text:p>2.04216</text:p>
          </table:table-cell>
          <table:table-cell office:value-type="float" office:value="-0.737327" calcext:value-type="float">
            <text:p>-0.737327</text:p>
          </table:table-cell>
          <table:table-cell office:value-type="float" office:value="-1.60132" calcext:value-type="float">
            <text:p>-1.60132</text:p>
          </table:table-cell>
          <table:table-cell office:value-type="float" office:value="0.130564" calcext:value-type="float">
            <text:p>0.13056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.1243" calcext:value-type="float">
            <text:p>2.1243</text:p>
          </table:table-cell>
          <table:table-cell office:value-type="float" office:value="-0.635605" calcext:value-type="float">
            <text:p>-0.635605</text:p>
          </table:table-cell>
          <table:table-cell office:value-type="float" office:value="-1.59397" calcext:value-type="float">
            <text:p>-1.59397</text:p>
          </table:table-cell>
          <table:table-cell office:value-type="float" office:value="0.105275" calcext:value-type="float">
            <text:p>0.10527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.1945" calcext:value-type="float">
            <text:p>2.1945</text:p>
          </table:table-cell>
          <table:table-cell office:value-type="float" office:value="-0.522789" calcext:value-type="float">
            <text:p>-0.522789</text:p>
          </table:table-cell>
          <table:table-cell office:value-type="float" office:value="-1.58774" calcext:value-type="float">
            <text:p>-1.58774</text:p>
          </table:table-cell>
          <table:table-cell office:value-type="float" office:value="0.0819496" calcext:value-type="float">
            <text:p>0.081949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.25102" calcext:value-type="float">
            <text:p>2.25102</text:p>
          </table:table-cell>
          <table:table-cell office:value-type="float" office:value="-0.40065" calcext:value-type="float">
            <text:p>-0.40065</text:p>
          </table:table-cell>
          <table:table-cell office:value-type="float" office:value="-1.58277" calcext:value-type="float">
            <text:p>-1.58277</text:p>
          </table:table-cell>
          <table:table-cell office:value-type="float" office:value="0.0601572" calcext:value-type="float">
            <text:p>0.060157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.29245" calcext:value-type="float">
            <text:p>2.29245</text:p>
          </table:table-cell>
          <table:table-cell office:value-type="float" office:value="-0.271253" calcext:value-type="float">
            <text:p>-0.271253</text:p>
          </table:table-cell>
          <table:table-cell office:value-type="float" office:value="-1.57915" calcext:value-type="float">
            <text:p>-1.57915</text:p>
          </table:table-cell>
          <table:table-cell office:value-type="float" office:value="0.0394904" calcext:value-type="float">
            <text:p>0.039490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.31773" calcext:value-type="float">
            <text:p>2.31773</text:p>
          </table:table-cell>
          <table:table-cell office:value-type="float" office:value="-0.136888" calcext:value-type="float">
            <text:p>-0.136888</text:p>
          </table:table-cell>
          <table:table-cell office:value-type="float" office:value="-1.57696" calcext:value-type="float">
            <text:p>-1.57696</text:p>
          </table:table-cell>
          <table:table-cell office:value-type="float" office:value="0.0195624" calcext:value-type="float">
            <text:p>0.019562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.32623" calcext:value-type="float">
            <text:p>2.32623</text:p>
          </table:table-cell>
          <table:table-cell office:value-type="float" office:value="-0" calcext:value-type="float">
            <text:p>0</text:p>
          </table:table-cell>
          <table:table-cell office:value-type="float" office:value="-1.57623" calcext:value-type="float">
            <text:p>-1.576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.31773" calcext:value-type="float">
            <text:p>2.31773</text:p>
          </table:table-cell>
          <table:table-cell office:value-type="float" office:value="0.136888" calcext:value-type="float">
            <text:p>0.136888</text:p>
          </table:table-cell>
          <table:table-cell office:value-type="float" office:value="-1.57696" calcext:value-type="float">
            <text:p>-1.57696</text:p>
          </table:table-cell>
          <table:table-cell office:value-type="float" office:value="-0.0195624" calcext:value-type="float">
            <text:p>-0.019562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.29245" calcext:value-type="float">
            <text:p>2.29245</text:p>
          </table:table-cell>
          <table:table-cell office:value-type="float" office:value="0.271253" calcext:value-type="float">
            <text:p>0.271253</text:p>
          </table:table-cell>
          <table:table-cell office:value-type="float" office:value="-1.57915" calcext:value-type="float">
            <text:p>-1.57915</text:p>
          </table:table-cell>
          <table:table-cell office:value-type="float" office:value="-0.0394904" calcext:value-type="float">
            <text:p>-0.039490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.25102" calcext:value-type="float">
            <text:p>2.25102</text:p>
          </table:table-cell>
          <table:table-cell office:value-type="float" office:value="0.40065" calcext:value-type="float">
            <text:p>0.40065</text:p>
          </table:table-cell>
          <table:table-cell office:value-type="float" office:value="-1.58277" calcext:value-type="float">
            <text:p>-1.58277</text:p>
          </table:table-cell>
          <table:table-cell office:value-type="float" office:value="-0.0601572" calcext:value-type="float">
            <text:p>-0.060157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.1945" calcext:value-type="float">
            <text:p>2.1945</text:p>
          </table:table-cell>
          <table:table-cell office:value-type="float" office:value="0.522789" calcext:value-type="float">
            <text:p>0.522789</text:p>
          </table:table-cell>
          <table:table-cell office:value-type="float" office:value="-1.58774" calcext:value-type="float">
            <text:p>-1.58774</text:p>
          </table:table-cell>
          <table:table-cell office:value-type="float" office:value="-0.0819496" calcext:value-type="float">
            <text:p>-0.081949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.1243" calcext:value-type="float">
            <text:p>2.1243</text:p>
          </table:table-cell>
          <table:table-cell office:value-type="float" office:value="0.635605" calcext:value-type="float">
            <text:p>0.635605</text:p>
          </table:table-cell>
          <table:table-cell office:value-type="float" office:value="-1.59397" calcext:value-type="float">
            <text:p>-1.59397</text:p>
          </table:table-cell>
          <table:table-cell office:value-type="float" office:value="-0.105275" calcext:value-type="float">
            <text:p>-0.10527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.04216" calcext:value-type="float">
            <text:p>2.04216</text:p>
          </table:table-cell>
          <table:table-cell office:value-type="float" office:value="0.737327" calcext:value-type="float">
            <text:p>0.737327</text:p>
          </table:table-cell>
          <table:table-cell office:value-type="float" office:value="-1.60132" calcext:value-type="float">
            <text:p>-1.60132</text:p>
          </table:table-cell>
          <table:table-cell office:value-type="float" office:value="-0.130564" calcext:value-type="float">
            <text:p>-0.13056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.95006" calcext:value-type="float">
            <text:p>1.95006</text:p>
          </table:table-cell>
          <table:table-cell office:value-type="float" office:value="0.826529" calcext:value-type="float">
            <text:p>0.826529</text:p>
          </table:table-cell>
          <table:table-cell office:value-type="float" office:value="-1.60957" calcext:value-type="float">
            <text:p>-1.60957</text:p>
          </table:table-cell>
          <table:table-cell office:value-type="float" office:value="-0.158275" calcext:value-type="float">
            <text:p>-0.15827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.85021" calcext:value-type="float">
            <text:p>1.85021</text:p>
          </table:table-cell>
          <table:table-cell office:value-type="float" office:value="0.90218" calcext:value-type="float">
            <text:p>0.90218</text:p>
          </table:table-cell>
          <table:table-cell office:value-type="float" office:value="-1.61844" calcext:value-type="float">
            <text:p>-1.61844</text:p>
          </table:table-cell>
          <table:table-cell office:value-type="float" office:value="-0.188887" calcext:value-type="float">
            <text:p>-0.18888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.74488" calcext:value-type="float">
            <text:p>1.74488</text:p>
          </table:table-cell>
          <table:table-cell office:value-type="float" office:value="0.963665" calcext:value-type="float">
            <text:p>0.963665</text:p>
          </table:table-cell>
          <table:table-cell office:value-type="float" office:value="-1.62756" calcext:value-type="float">
            <text:p>-1.62756</text:p>
          </table:table-cell>
          <table:table-cell office:value-type="float" office:value="-0.222899" calcext:value-type="float">
            <text:p>-0.22289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.63641" calcext:value-type="float">
            <text:p>1.63641</text:p>
          </table:table-cell>
          <table:table-cell office:value-type="float" office:value="1.01081" calcext:value-type="float">
            <text:p>1.01081</text:p>
          </table:table-cell>
          <table:table-cell office:value-type="float" office:value="-1.63641" calcext:value-type="float">
            <text:p>-1.63641</text:p>
          </table:table-cell>
          <table:table-cell office:value-type="float" office:value="-0.260806" calcext:value-type="float">
            <text:p>-0.26080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.52703" calcext:value-type="float">
            <text:p>1.52703</text:p>
          </table:table-cell>
          <table:table-cell office:value-type="float" office:value="1.04385" calcext:value-type="float">
            <text:p>1.04385</text:p>
          </table:table-cell>
          <table:table-cell office:value-type="float" office:value="-1.64435" calcext:value-type="float">
            <text:p>-1.64435</text:p>
          </table:table-cell>
          <table:table-cell office:value-type="float" office:value="-0.303082" calcext:value-type="float">
            <text:p>-0.30308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.41883" calcext:value-type="float">
            <text:p>1.41883</text:p>
          </table:table-cell>
          <table:table-cell office:value-type="float" office:value="1.06343" calcext:value-type="float">
            <text:p>1.06343</text:p>
          </table:table-cell>
          <table:table-cell office:value-type="float" office:value="-1.65059" calcext:value-type="float">
            <text:p>-1.65059</text:p>
          </table:table-cell>
          <table:table-cell office:value-type="float" office:value="-0.350137" calcext:value-type="float">
            <text:p>-0.35013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.31366" calcext:value-type="float">
            <text:p>1.31366</text:p>
          </table:table-cell>
          <table:table-cell office:value-type="float" office:value="1.07053" calcext:value-type="float">
            <text:p>1.07053</text:p>
          </table:table-cell>
          <table:table-cell office:value-type="float" office:value="-1.65415" calcext:value-type="float">
            <text:p>-1.65415</text:p>
          </table:table-cell>
          <table:table-cell office:value-type="float" office:value="-0.40228" calcext:value-type="float">
            <text:p>-0.4022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.21307" calcext:value-type="float">
            <text:p>1.21307</text:p>
          </table:table-cell>
          <table:table-cell office:value-type="float" office:value="1.06642" calcext:value-type="float">
            <text:p>1.06642</text:p>
          </table:table-cell>
          <table:table-cell office:value-type="float" office:value="-1.65391" calcext:value-type="float">
            <text:p>-1.65391</text:p>
          </table:table-cell>
          <table:table-cell office:value-type="float" office:value="-0.459657" calcext:value-type="float">
            <text:p>-0.45965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.11827" calcext:value-type="float">
            <text:p>1.11827</text:p>
          </table:table-cell>
          <table:table-cell office:value-type="float" office:value="1.05253" calcext:value-type="float">
            <text:p>1.05253</text:p>
          </table:table-cell>
          <table:table-cell office:value-type="float" office:value="-1.6486" calcext:value-type="float">
            <text:p>-1.6486</text:p>
          </table:table-cell>
          <table:table-cell office:value-type="float" office:value="-0.522198" calcext:value-type="float">
            <text:p>-0.52219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.03012" calcext:value-type="float">
            <text:p>1.03012</text:p>
          </table:table-cell>
          <table:table-cell office:value-type="float" office:value="1.0304" calcext:value-type="float">
            <text:p>1.0304</text:p>
          </table:table-cell>
          <table:table-cell office:value-type="float" office:value="-1.63688" calcext:value-type="float">
            <text:p>-1.63688</text:p>
          </table:table-cell>
          <table:table-cell office:value-type="float" office:value="-0.589565" calcext:value-type="float">
            <text:p>-0.58956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949106" calcext:value-type="float">
            <text:p>0.94910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1.61736" calcext:value-type="float">
            <text:p>-1.61736</text:p>
          </table:table-cell>
          <table:table-cell office:value-type="float" office:value="-0.661104" calcext:value-type="float">
            <text:p>-0.66110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875427" calcext:value-type="float">
            <text:p>0.875427</text:p>
          </table:table-cell>
          <table:table-cell office:value-type="float" office:value="0.967588" calcext:value-type="float">
            <text:p>0.967588</text:p>
          </table:table-cell>
          <table:table-cell office:value-type="float" office:value="-1.58872" calcext:value-type="float">
            <text:p>-1.58872</text:p>
          </table:table-cell>
          <table:table-cell office:value-type="float" office:value="-0.735826" calcext:value-type="float">
            <text:p>-0.73582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809009" calcext:value-type="float">
            <text:p>0.809009</text:p>
          </table:table-cell>
          <table:table-cell office:value-type="float" office:value="0.929734" calcext:value-type="float">
            <text:p>0.929734</text:p>
          </table:table-cell>
          <table:table-cell office:value-type="float" office:value="-1.54978" calcext:value-type="float">
            <text:p>-1.54978</text:p>
          </table:table-cell>
          <table:table-cell office:value-type="float" office:value="-0.812408" calcext:value-type="float">
            <text:p>-0.81240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749578" calcext:value-type="float">
            <text:p>0.749578</text:p>
          </table:table-cell>
          <table:table-cell office:value-type="float" office:value="0.889223" calcext:value-type="float">
            <text:p>0.889223</text:p>
          </table:table-cell>
          <table:table-cell office:value-type="float" office:value="-1.49958" calcext:value-type="float">
            <text:p>-1.49958</text:p>
          </table:table-cell>
          <table:table-cell office:value-type="float" office:value="-0.889223" calcext:value-type="float">
            <text:p>-0.88922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696718" calcext:value-type="float">
            <text:p>0.696718</text:p>
          </table:table-cell>
          <table:table-cell office:value-type="float" office:value="0.847063" calcext:value-type="float">
            <text:p>0.847063</text:p>
          </table:table-cell>
          <table:table-cell office:value-type="float" office:value="-1.43748" calcext:value-type="float">
            <text:p>-1.43748</text:p>
          </table:table-cell>
          <table:table-cell office:value-type="float" office:value="-0.964388" calcext:value-type="float">
            <text:p>-0.96438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649929" calcext:value-type="float">
            <text:p>0.649929</text:p>
          </table:table-cell>
          <table:table-cell office:value-type="float" office:value="0.804081" calcext:value-type="float">
            <text:p>0.804081</text:p>
          </table:table-cell>
          <table:table-cell office:value-type="float" office:value="-1.36322" calcext:value-type="float">
            <text:p>-1.36322</text:p>
          </table:table-cell>
          <table:table-cell office:value-type="float" office:value="-1.03584" calcext:value-type="float">
            <text:p>-1.0358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608673" calcext:value-type="float">
            <text:p>0.608673</text:p>
          </table:table-cell>
          <table:table-cell office:value-type="float" office:value="0.760941" calcext:value-type="float">
            <text:p>0.760941</text:p>
          </table:table-cell>
          <table:table-cell office:value-type="float" office:value="-1.27693" calcext:value-type="float">
            <text:p>-1.27693</text:p>
          </table:table-cell>
          <table:table-cell office:value-type="float" office:value="-1.10143" calcext:value-type="float">
            <text:p>-1.1014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572409" calcext:value-type="float">
            <text:p>0.572409</text:p>
          </table:table-cell>
          <table:table-cell office:value-type="float" office:value="0.71816" calcext:value-type="float">
            <text:p>0.71816</text:p>
          </table:table-cell>
          <table:table-cell office:value-type="float" office:value="-1.17917" calcext:value-type="float">
            <text:p>-1.17917</text:p>
          </table:table-cell>
          <table:table-cell office:value-type="float" office:value="-1.159" calcext:value-type="float">
            <text:p>-1.15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540619" calcext:value-type="float">
            <text:p>0.540619</text:p>
          </table:table-cell>
          <table:table-cell office:value-type="float" office:value="0.676142" calcext:value-type="float">
            <text:p>0.676142</text:p>
          </table:table-cell>
          <table:table-cell office:value-type="float" office:value="-1.07095" calcext:value-type="float">
            <text:p>-1.07095</text:p>
          </table:table-cell>
          <table:table-cell office:value-type="float" office:value="-1.20647" calcext:value-type="float">
            <text:p>-1.2064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512821" calcext:value-type="float">
            <text:p>0.512821</text:p>
          </table:table-cell>
          <table:table-cell office:value-type="float" office:value="0.6352" calcext:value-type="float">
            <text:p>0.6352</text:p>
          </table:table-cell>
          <table:table-cell office:value-type="float" office:value="-0.95366" calcext:value-type="float">
            <text:p>-0.95366</text:p>
          </table:table-cell>
          <table:table-cell office:value-type="float" office:value="-1.24196" calcext:value-type="float">
            <text:p>-1.2419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488582" calcext:value-type="float">
            <text:p>0.488582</text:p>
          </table:table-cell>
          <table:table-cell office:value-type="float" office:value="0.595587" calcext:value-type="float">
            <text:p>0.595587</text:p>
          </table:table-cell>
          <table:table-cell office:value-type="float" office:value="-0.829074" calcext:value-type="float">
            <text:p>-0.829074</text:p>
          </table:table-cell>
          <table:table-cell office:value-type="float" office:value="-1.26384" calcext:value-type="float">
            <text:p>-1.2638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467519" calcext:value-type="float">
            <text:p>0.467519</text:p>
          </table:table-cell>
          <table:table-cell office:value-type="float" office:value="0.557523" calcext:value-type="float">
            <text:p>0.557523</text:p>
          </table:table-cell>
          <table:table-cell office:value-type="float" office:value="-0.699282" calcext:value-type="float">
            <text:p>-0.699282</text:p>
          </table:table-cell>
          <table:table-cell office:value-type="float" office:value="-1.27082" calcext:value-type="float">
            <text:p>-1.2708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449303" calcext:value-type="float">
            <text:p>0.449303</text:p>
          </table:table-cell>
          <table:table-cell office:value-type="float" office:value="0.521221" calcext:value-type="float">
            <text:p>0.521221</text:p>
          </table:table-cell>
          <table:table-cell office:value-type="float" office:value="-0.566629" calcext:value-type="float">
            <text:p>-0.566629</text:p>
          </table:table-cell>
          <table:table-cell office:value-type="float" office:value="-1.26199" calcext:value-type="float">
            <text:p>-1.2619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33655" calcext:value-type="float">
            <text:p>0.433655</text:p>
          </table:table-cell>
          <table:table-cell office:value-type="float" office:value="0.486914" calcext:value-type="float">
            <text:p>0.486914</text:p>
          </table:table-cell>
          <table:table-cell office:value-type="float" office:value="-0.433655" calcext:value-type="float">
            <text:p>-0.433655</text:p>
          </table:table-cell>
          <table:table-cell office:value-type="float" office:value="-1.23691" calcext:value-type="float">
            <text:p>-1.2369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420349" calcext:value-type="float">
            <text:p>0.420349</text:p>
          </table:table-cell>
          <table:table-cell office:value-type="float" office:value="0.454893" calcext:value-type="float">
            <text:p>0.454893</text:p>
          </table:table-cell>
          <table:table-cell office:value-type="float" office:value="-0.303023" calcext:value-type="float">
            <text:p>-0.303023</text:p>
          </table:table-cell>
          <table:table-cell office:value-type="float" office:value="-1.19566" calcext:value-type="float">
            <text:p>-1.1956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409207" calcext:value-type="float">
            <text:p>0.409207</text:p>
          </table:table-cell>
          <table:table-cell office:value-type="float" office:value="0.42555" calcext:value-type="float">
            <text:p>0.42555</text:p>
          </table:table-cell>
          <table:table-cell office:value-type="float" office:value="-0.177444" calcext:value-type="float">
            <text:p>-0.177444</text:p>
          </table:table-cell>
          <table:table-cell office:value-type="float" office:value="-1.13884" calcext:value-type="float">
            <text:p>-1.1388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400101" calcext:value-type="float">
            <text:p>0.400101</text:p>
          </table:table-cell>
          <table:table-cell office:value-type="float" office:value="0.399433" calcext:value-type="float">
            <text:p>0.399433</text:p>
          </table:table-cell>
          <table:table-cell office:value-type="float" office:value="-0.0596084" calcext:value-type="float">
            <text:p>-0.0596084</text:p>
          </table:table-cell>
          <table:table-cell office:value-type="float" office:value="-1.06769" calcext:value-type="float">
            <text:p>-1.0676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392953" calcext:value-type="float">
            <text:p>0.392953</text:p>
          </table:table-cell>
          <table:table-cell office:value-type="float" office:value="0.377339" calcext:value-type="float">
            <text:p>0.377339</text:p>
          </table:table-cell>
          <table:table-cell office:value-type="float" office:value="0.0478859" calcext:value-type="float">
            <text:p>0.0478859</text:p>
          </table:table-cell>
          <table:table-cell office:value-type="float" office:value="-0.984101" calcext:value-type="float">
            <text:p>-0.98410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387718" calcext:value-type="float">
            <text:p>0.387718</text:p>
          </table:table-cell>
          <table:table-cell office:value-type="float" office:value="0.360434" calcext:value-type="float">
            <text:p>0.360434</text:p>
          </table:table-cell>
          <table:table-cell office:value-type="float" office:value="0.142613" calcext:value-type="float">
            <text:p>0.142613</text:p>
          </table:table-cell>
          <table:table-cell office:value-type="float" office:value="-0.890764" calcext:value-type="float">
            <text:p>-0.89076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384344" calcext:value-type="float">
            <text:p>0.384344</text:p>
          </table:table-cell>
          <table:table-cell office:value-type="float" office:value="0.350429" calcext:value-type="float">
            <text:p>0.350429</text:p>
          </table:table-cell>
          <table:table-cell office:value-type="float" office:value="0.222419" calcext:value-type="float">
            <text:p>0.222419</text:p>
          </table:table-cell>
          <table:table-cell office:value-type="float" office:value="-0.791268" calcext:value-type="float">
            <text:p>-0.79126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382646" calcext:value-type="float">
            <text:p>0.382646</text:p>
          </table:table-cell>
          <table:table-cell office:value-type="float" office:value="0.349785" calcext:value-type="float">
            <text:p>0.349785</text:p>
          </table:table-cell>
          <table:table-cell office:value-type="float" office:value="0.285609" calcext:value-type="float">
            <text:p>0.285609</text:p>
          </table:table-cell>
          <table:table-cell office:value-type="float" office:value="-0.690277" calcext:value-type="float">
            <text:p>-0.69027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381975" calcext:value-type="float">
            <text:p>0.381975</text:p>
          </table:table-cell>
          <table:table-cell office:value-type="float" office:value="0.361835" calcext:value-type="float">
            <text:p>0.361835</text:p>
          </table:table-cell>
          <table:table-cell office:value-type="float" office:value="0.331317" calcext:value-type="float">
            <text:p>0.331317</text:p>
          </table:table-cell>
          <table:table-cell office:value-type="float" office:value="-0.593597" calcext:value-type="float">
            <text:p>-0.59359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380595" calcext:value-type="float">
            <text:p>0.380595</text:p>
          </table:table-cell>
          <table:table-cell office:value-type="float" office:value="0.390489" calcext:value-type="float">
            <text:p>0.390489</text:p>
          </table:table-cell>
          <table:table-cell office:value-type="float" office:value="0.360172" calcext:value-type="float">
            <text:p>0.360172</text:p>
          </table:table-cell>
          <table:table-cell office:value-type="float" office:value="-0.507815" calcext:value-type="float">
            <text:p>-0.50781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375" calcext:value-type="float">
            <text:p>0.375</text:p>
          </table:table-cell>
          <table:table-cell office:value-type="float" office:value="0.438986" calcext:value-type="float">
            <text:p>0.438986</text:p>
          </table:table-cell>
          <table:table-cell office:value-type="float" office:value="0.375" calcext:value-type="float">
            <text:p>0.375</text:p>
          </table:table-cell>
          <table:table-cell office:value-type="float" office:value="-0.438986" calcext:value-type="float">
            <text:p>-0.438986</text:p>
          </table:table-cell>
        </table:table-row>
        <table:table-row table:style-name="ro2" table:number-rows-repeated="104849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3:56:41.332962378</meta:creation-date>
    <dc:date>2014-02-07T14:07:42.691844062</dc:date>
    <meta:editing-duration>P0D</meta:editing-duration>
    <meta:editing-cycles>1</meta:editing-cycles>
    <meta:document-statistic meta:table-count="1" meta:cell-count="410" meta:object-count="0"/>
    <meta:generator>LibreOffice/4.1.3.2$Linux_X86_64 LibreOffice_project/410m0$Build-2</meta:generator>
  </office:meta>
</office:document-meta>
</file>